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libDefinition.getAntlib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libDefinition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libDefinition.setURI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tlibDefinition.setAntlibClassLoade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